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Poppins-Regular" svg:font-family="Poppins-Regular,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officeooo:rsid="0007337c" officeooo:paragraph-rsid="0007337c"/>
    </style:style>
    <style:style style:name="P2" style:family="paragraph" style:parent-style-name="Text_20_body">
      <style:text-properties officeooo:paragraph-rsid="0007337c"/>
    </style:style>
    <style:style style:name="P3" style:family="paragraph" style:parent-style-name="Text_20_body">
      <style:text-properties officeooo:paragraph-rsid="003e359e"/>
    </style:style>
    <style:style style:name="P4" style:family="paragraph" style:parent-style-name="Text_20_body">
      <style:text-properties officeooo:paragraph-rsid="0044c0f2"/>
    </style:style>
    <style:style style:name="P5" style:family="paragraph" style:parent-style-name="Text_20_body">
      <style:text-properties officeooo:paragraph-rsid="0041a5fe"/>
    </style:style>
    <style:style style:name="P6" style:family="paragraph" style:parent-style-name="Standard">
      <style:paragraph-properties fo:text-align="center" style:justify-single-word="false"/>
      <style:text-properties officeooo:rsid="0019c2fd" officeooo:paragraph-rsid="000558b4"/>
    </style:style>
    <style:style style:name="P7" style:family="paragraph" style:parent-style-name="Standard">
      <style:text-properties officeooo:paragraph-rsid="000558b4"/>
    </style:style>
    <style:style style:name="P8" style:family="paragraph" style:parent-style-name="Standard">
      <style:text-properties style:font-name="Times New Roman" fo:font-weight="bold" officeooo:rsid="0051fec7" officeooo:paragraph-rsid="000558b4" style:font-weight-asian="bold" style:font-weight-complex="bold"/>
    </style:style>
    <style:style style:name="P9" style:family="paragraph" style:parent-style-name="Standard">
      <style:text-properties style:font-name="Times New Roman" officeooo:rsid="000213f6" officeooo:paragraph-rsid="000213f6"/>
    </style:style>
    <style:style style:name="P10" style:family="paragraph" style:parent-style-name="Standard">
      <style:text-properties style:font-name="Times New Roman" officeooo:rsid="00252413" officeooo:paragraph-rsid="00270f17"/>
    </style:style>
    <style:style style:name="P11" style:family="paragraph" style:parent-style-name="Standard">
      <style:text-properties style:font-name="Times New Roman" officeooo:rsid="0027fd19" officeooo:paragraph-rsid="0027fd19"/>
    </style:style>
    <style:style style:name="P12" style:family="paragraph" style:parent-style-name="Standard">
      <style:paragraph-properties fo:text-align="center" style:justify-single-word="false"/>
      <style:text-properties style:font-name="Times New Roman" officeooo:rsid="0027fd19" officeooo:paragraph-rsid="0027fd19"/>
    </style:style>
    <style:style style:name="P13" style:family="paragraph" style:parent-style-name="Standard">
      <style:paragraph-properties fo:text-align="start" style:justify-single-word="false"/>
      <style:text-properties style:font-name="Times New Roman" officeooo:rsid="00299efe" officeooo:paragraph-rsid="00299efe"/>
    </style:style>
    <style:style style:name="P14" style:family="paragraph" style:parent-style-name="Standard">
      <style:paragraph-properties fo:text-align="start" style:justify-single-word="false"/>
      <style:text-properties style:font-name="Times New Roman" officeooo:rsid="002efd9e" officeooo:paragraph-rsid="002efd9e"/>
    </style:style>
    <style:style style:name="P15" style:family="paragraph" style:parent-style-name="Standard">
      <style:paragraph-properties fo:text-align="start" style:justify-single-word="false"/>
      <style:text-properties officeooo:paragraph-rsid="003a2cdd"/>
    </style:style>
    <style:style style:name="P16" style:family="paragraph" style:parent-style-name="Standard">
      <style:text-properties officeooo:paragraph-rsid="0041a5fe"/>
    </style:style>
    <style:style style:name="P17" style:family="paragraph" style:parent-style-name="Standard">
      <style:text-properties officeooo:paragraph-rsid="00449468"/>
    </style:style>
    <style:style style:name="P18" style:family="paragraph" style:parent-style-name="Standard">
      <style:text-properties officeooo:paragraph-rsid="003f9715"/>
    </style:style>
    <style:style style:name="P19" style:family="paragraph" style:parent-style-name="Standard">
      <style:paragraph-properties fo:text-align="start" style:justify-single-word="false" fo:break-before="page"/>
      <style:text-properties officeooo:paragraph-rsid="00349bbb"/>
    </style:style>
    <style:style style:name="P20" style:family="paragraph" style:parent-style-name="Heading_20_1">
      <style:paragraph-properties fo:text-align="center" style:justify-single-word="false"/>
      <style:text-properties style:font-name="Times New Roman" officeooo:paragraph-rsid="000558b4"/>
    </style:style>
    <style:style style:name="P21" style:family="paragraph" style:parent-style-name="Heading_20_2">
      <style:paragraph-properties fo:text-align="center" style:justify-single-word="false"/>
      <style:text-properties style:font-name="Times New Roman" officeooo:paragraph-rsid="000558b4"/>
    </style:style>
    <style:style style:name="P22" style:family="paragraph" style:parent-style-name="Heading_20_2">
      <style:paragraph-properties fo:break-before="page"/>
      <style:text-properties style:font-name="Times New Roman"/>
    </style:style>
    <style:style style:name="P23" style:family="paragraph" style:parent-style-name="Heading_20_3">
      <style:text-properties style:font-name="Times New Roman"/>
    </style:style>
    <style:style style:name="P24" style:family="paragraph" style:parent-style-name="Heading_20_3">
      <style:text-properties style:font-name="Times New Roman" officeooo:rsid="0044c0f2" officeooo:paragraph-rsid="0044c0f2"/>
    </style:style>
    <style:style style:name="P25" style:family="paragraph" style:parent-style-name="Standard">
      <style:paragraph-properties fo:text-align="start" style:justify-single-word="false"/>
      <style:text-properties style:font-name="Times New Roman" fo:language="cs" fo:country="CZ" officeooo:rsid="00299efe" officeooo:paragraph-rsid="00299efe"/>
    </style:style>
    <style:style style:name="P26" style:family="paragraph" style:parent-style-name="Standard" style:list-style-name="L1">
      <style:paragraph-properties fo:text-align="start" style:justify-single-word="false"/>
      <style:text-properties style:font-name="Times New Roman" officeooo:rsid="002efd9e" officeooo:paragraph-rsid="002efd9e"/>
    </style:style>
    <style:style style:name="P27" style:family="paragraph" style:parent-style-name="Standard">
      <style:paragraph-properties fo:text-align="start" style:justify-single-word="false"/>
      <style:text-properties style:font-name="Times New Roman" fo:language="en" fo:country="US" officeooo:rsid="002efd9e" officeooo:paragraph-rsid="002efd9e"/>
    </style:style>
    <style:style style:name="P28" style:family="paragraph" style:parent-style-name="Standard" style:list-style-name="L4">
      <style:text-properties style:font-name="Times New Roman" officeooo:rsid="000213f6" officeooo:paragraph-rsid="00449468"/>
    </style:style>
    <style:style style:name="P29" style:family="paragraph" style:parent-style-name="Standard" style:list-style-name="L1">
      <style:paragraph-properties fo:text-align="start" style:justify-single-word="false"/>
      <style:text-properties officeooo:paragraph-rsid="002f8680"/>
    </style:style>
    <style:style style:name="P30" style:family="paragraph" style:parent-style-name="Standard">
      <style:paragraph-properties fo:text-align="start" style:justify-single-word="false"/>
      <style:text-properties style:text-position="0% 100%" style:font-name="Times New Roman" officeooo:rsid="0000e57f" officeooo:paragraph-rsid="0031069a"/>
    </style:style>
    <style:style style:name="P31" style:family="paragraph" style:parent-style-name="Standard">
      <style:paragraph-properties fo:text-align="start" style:justify-single-word="false"/>
      <style:text-properties style:text-position="0% 100%" style:font-name="Times New Roman" officeooo:rsid="00349bbb" officeooo:paragraph-rsid="00349bbb"/>
    </style:style>
    <style:style style:name="P32" style:family="paragraph" style:parent-style-name="Standard" style:list-style-name="L2">
      <style:text-properties style:text-position="0% 100%" style:font-name="Times New Roman" officeooo:rsid="00349bbb" officeooo:paragraph-rsid="003d9502"/>
    </style:style>
    <style:style style:name="P33" style:family="paragraph" style:parent-style-name="Standard" style:list-style-name="L2">
      <style:text-properties style:text-position="0% 100%" style:font-name="Times New Roman" officeooo:rsid="00349bbb" officeooo:paragraph-rsid="00349bbb"/>
    </style:style>
    <style:style style:name="P34" style:family="paragraph" style:parent-style-name="Standard" style:list-style-name="L2"/>
    <style:style style:name="P35" style:family="paragraph" style:parent-style-name="Standard" style:list-style-name="L2">
      <style:text-properties officeooo:rsid="00349bbb" officeooo:paragraph-rsid="00349bbb"/>
    </style:style>
    <style:style style:name="P36" style:family="paragraph" style:parent-style-name="Standard" style:list-style-name="L3"/>
    <style:style style:name="P37" style:family="paragraph" style:parent-style-name="Standard" style:list-style-name="L3">
      <style:text-properties officeooo:paragraph-rsid="0041a5fe"/>
    </style:style>
    <style:style style:name="P38" style:family="paragraph" style:parent-style-name="Standard" style:list-style-name="L4"/>
    <style:style style:name="P39" style:family="paragraph" style:parent-style-name="Standard" style:list-style-name="L4">
      <style:text-properties officeooo:paragraph-rsid="003e359e"/>
    </style:style>
    <style:style style:name="P40" style:family="paragraph" style:parent-style-name="Standard" style:list-style-name="L4">
      <style:text-properties officeooo:paragraph-rsid="00449468"/>
    </style:style>
    <style:style style:name="P41" style:family="paragraph" style:parent-style-name="Text_20_body" style:list-style-name="L5">
      <style:paragraph-properties fo:margin-left="0in" fo:margin-right="0in" fo:orphans="2" fo:widows="2" fo:text-indent="0in" style:auto-text-indent="false"/>
      <style:text-properties style:font-name="Times New Roman"/>
    </style:style>
    <style:style style:name="P42" style:family="paragraph" style:parent-style-name="Text_20_body" style:list-style-name="L5">
      <style:paragraph-properties fo:margin-left="0in" fo:margin-right="0in" fo:orphans="2" fo:widows="2" fo:text-indent="0in" style:auto-text-indent="false"/>
      <style:text-properties fo:font-variant="normal" fo:text-transform="none" fo:color="#212529" loext:opacity="100%" style:font-name="Times New Roman" fo:font-size="12pt" fo:letter-spacing="normal" fo:font-style="normal" fo:font-weight="normal"/>
    </style:style>
    <style:style style:name="P43" style:family="paragraph" style:parent-style-name="Text_20_body" style:list-style-name="L5">
      <style:paragraph-properties fo:margin-left="0in" fo:margin-right="0in" fo:orphans="2" fo:widows="2" fo:text-indent="0in" style:auto-text-indent="false"/>
      <style:text-properties fo:font-variant="normal" fo:text-transform="none" fo:color="#212529" loext:opacity="100%" style:font-name="Times New Roman" fo:font-size="12pt" fo:letter-spacing="normal" fo:font-style="normal" fo:font-weight="normal" officeooo:paragraph-rsid="0010fbd0"/>
    </style:style>
    <style:style style:name="P44" style:family="paragraph" style:parent-style-name="Text_20_body" style:list-style-name="L5">
      <style:paragraph-properties fo:margin-left="0in" fo:margin-right="0in" fo:orphans="2" fo:widows="2" fo:text-indent="0in" style:auto-text-indent="false"/>
      <style:text-properties fo:font-variant="normal" fo:text-transform="none" fo:color="#212529" loext:opacity="100%" style:font-name="Poppins-Regular" fo:font-size="12pt" fo:letter-spacing="normal" fo:font-style="normal" fo:font-weight="normal" officeooo:paragraph-rsid="0010fbd0"/>
    </style:style>
    <style:style style:name="P45" style:family="paragraph" style:parent-style-name="Text_20_body" style:list-style-name="L5">
      <style:paragraph-properties fo:margin-left="0in" fo:margin-right="0in" fo:orphans="2" fo:widows="2" fo:text-indent="0in" style:auto-text-indent="false"/>
      <style:text-properties fo:font-variant="normal" fo:text-transform="none" fo:color="#212529" loext:opacity="100%" style:font-name="Poppins-Regular" fo:font-size="12pt" fo:letter-spacing="normal" fo:font-style="normal" fo:font-weight="normal" officeooo:paragraph-rsid="0044c0f2"/>
    </style:style>
    <style:style style:name="T1" style:family="text">
      <style:text-properties style:font-name="Times New Roman"/>
    </style:style>
    <style:style style:name="T2" style:family="text">
      <style:text-properties style:font-name="Times New Roman" fo:font-weight="bold" officeooo:rsid="0051fec7" style:font-weight-asian="bold" style:font-weight-complex="bold"/>
    </style:style>
    <style:style style:name="T3" style:family="text">
      <style:text-properties style:font-name="Times New Roman" fo:font-weight="normal" officeooo:rsid="0051fec7" style:font-weight-asian="normal" style:font-weight-complex="normal"/>
    </style:style>
    <style:style style:name="T4" style:family="text">
      <style:text-properties style:font-name="Times New Roman" officeooo:rsid="00062ded"/>
    </style:style>
    <style:style style:name="T5" style:family="text">
      <style:text-properties style:font-name="Times New Roman" officeooo:rsid="000b7793"/>
    </style:style>
    <style:style style:name="T6" style:family="text">
      <style:text-properties style:font-name="Times New Roman" officeooo:rsid="0007337c"/>
    </style:style>
    <style:style style:name="T7" style:family="text">
      <style:text-properties style:font-name="Times New Roman" officeooo:rsid="0008219d"/>
    </style:style>
    <style:style style:name="T8" style:family="text">
      <style:text-properties style:font-name="Times New Roman" loext:padding="0in" loext:border="none"/>
    </style:style>
    <style:style style:name="T9" style:family="text">
      <style:text-properties style:font-name="Times New Roman" officeooo:rsid="000985fb"/>
    </style:style>
    <style:style style:name="T10" style:family="text">
      <style:text-properties style:font-name="Times New Roman" officeooo:rsid="0000e57f"/>
    </style:style>
    <style:style style:name="T11" style:family="text">
      <style:text-properties style:font-name="Times New Roman" officeooo:rsid="00215aa1"/>
    </style:style>
    <style:style style:name="T12" style:family="text">
      <style:text-properties style:font-name="Times New Roman" fo:language="en" fo:country="US" officeooo:rsid="002f8680"/>
    </style:style>
    <style:style style:name="T13" style:family="text">
      <style:text-properties style:font-name="Times New Roman" fo:language="en" fo:country="US" officeooo:rsid="002efd9e"/>
    </style:style>
    <style:style style:name="T14" style:family="text">
      <style:text-properties style:font-name="Times New Roman" fo:language="en" fo:country="US" officeooo:rsid="0031069a"/>
    </style:style>
    <style:style style:name="T15" style:family="text">
      <style:text-properties style:font-name="Times New Roman" fo:language="en" fo:country="US" officeooo:rsid="0031fa8e"/>
    </style:style>
    <style:style style:name="T16" style:family="text">
      <style:text-properties style:font-name="Times New Roman" fo:language="en" fo:country="US" officeooo:rsid="003314de"/>
    </style:style>
    <style:style style:name="T17" style:family="text">
      <style:text-properties style:font-name="Times New Roman" fo:language="en" fo:country="US" officeooo:rsid="00349bbb"/>
    </style:style>
    <style:style style:name="T18" style:family="text">
      <style:text-properties style:font-name="Times New Roman" fo:language="en" fo:country="US" officeooo:rsid="003a2393"/>
    </style:style>
    <style:style style:name="T19" style:family="text">
      <style:text-properties style:font-name="Times New Roman" fo:language="en" fo:country="US" officeooo:rsid="003a2cdd"/>
    </style:style>
    <style:style style:name="T20" style:family="text">
      <style:text-properties style:font-name="Times New Roman" fo:language="en" fo:country="US" officeooo:rsid="003d9502"/>
    </style:style>
    <style:style style:name="T21" style:family="text">
      <style:text-properties style:font-name="Times New Roman" officeooo:rsid="00349bbb"/>
    </style:style>
    <style:style style:name="T22" style:family="text">
      <style:text-properties style:font-name="Times New Roman" officeooo:rsid="003d9502"/>
    </style:style>
    <style:style style:name="T23" style:family="text">
      <style:text-properties style:font-name="Times New Roman" officeooo:rsid="003e359e"/>
    </style:style>
    <style:style style:name="T24" style:family="text">
      <style:text-properties style:font-name="Times New Roman" officeooo:rsid="0041a5fe"/>
    </style:style>
    <style:style style:name="T25" style:family="text">
      <style:text-properties style:font-name="Times New Roman" officeooo:rsid="000213f6"/>
    </style:style>
    <style:style style:name="T26" style:family="text">
      <style:text-properties style:font-name="Times New Roman" officeooo:rsid="0042e49a"/>
    </style:style>
    <style:style style:name="T27" style:family="text">
      <style:text-properties style:font-name="Times New Roman" officeooo:rsid="003f9715"/>
    </style:style>
    <style:style style:name="T28" style:family="text">
      <style:text-properties style:font-name="Times New Roman" officeooo:rsid="00449468"/>
    </style:style>
    <style:style style:name="T29" style:family="text">
      <style:text-properties style:font-name="Times New Roman" officeooo:rsid="0044c0f2"/>
    </style:style>
    <style:style style:name="T30" style:family="text">
      <style:text-properties style:font-name="Times New Roman" officeooo:rsid="004da213"/>
    </style:style>
    <style:style style:name="T31" style:family="text">
      <style:text-properties style:font-name="Times New Roman" fo:font-style="normal" loext:padding="0in" loext:border="none"/>
    </style:style>
    <style:style style:name="T32" style:family="text">
      <style:text-properties officeooo:rsid="000985fb"/>
    </style:style>
    <style:style style:name="T33" style:family="text">
      <style:text-properties fo:font-variant="normal" fo:text-transform="none" fo:color="#212529" loext:opacity="100%" fo:font-size="12pt" fo:letter-spacing="normal" fo:font-style="normal" fo:font-weight="normal"/>
    </style:style>
    <style:style style:name="T34" style:family="text">
      <style:text-properties fo:font-variant="normal" fo:text-transform="none" fo:color="#212529" loext:opacity="100%" style:font-name="Times New Roman" fo:font-size="12pt" fo:letter-spacing="normal" fo:font-style="normal" fo:font-weight="normal" officeooo:rsid="0041a5fe"/>
    </style:style>
    <style:style style:name="T35" style:family="text">
      <style:text-properties fo:font-variant="normal" fo:text-transform="none" fo:color="#212529" loext:opacity="100%" style:text-position="super 58%" style:font-name="Times New Roman" fo:font-size="12pt" fo:letter-spacing="normal" fo:font-style="normal" fo:font-weight="normal" officeooo:rsid="0041a5fe"/>
    </style:style>
    <style:style style:name="T36" style:family="text">
      <style:text-properties style:text-position="super 58%" style:font-name="Times New Roman" officeooo:rsid="000c8d11"/>
    </style:style>
    <style:style style:name="T37" style:family="text">
      <style:text-properties style:text-position="super 58%" style:font-name="Times New Roman" officeooo:rsid="000b7793"/>
    </style:style>
    <style:style style:name="T38" style:family="text">
      <style:text-properties style:text-position="super 58%" style:font-name="Times New Roman" officeooo:rsid="0000e57f"/>
    </style:style>
    <style:style style:name="T39" style:family="text">
      <style:text-properties style:text-position="super 58%" style:font-name="Times New Roman" officeooo:rsid="003e359e"/>
    </style:style>
    <style:style style:name="T40" style:family="text">
      <style:text-properties style:text-position="super 58%" style:font-name="Times New Roman" officeooo:rsid="0008219d"/>
    </style:style>
    <style:style style:name="T41" style:family="text">
      <style:text-properties style:text-position="super 58%" style:font-name="Times New Roman" officeooo:rsid="0044c0f2"/>
    </style:style>
    <style:style style:name="T42" style:family="text">
      <style:text-properties officeooo:rsid="00270f17"/>
    </style:style>
    <style:style style:name="T43" style:family="text">
      <style:text-properties style:text-position="sub 58%"/>
    </style:style>
    <style:style style:name="T44" style:family="text">
      <style:text-properties style:text-position="0% 100%" style:font-name="Times New Roman"/>
    </style:style>
    <style:style style:name="T45" style:family="text">
      <style:text-properties style:text-position="0% 100%" style:font-name="Times New Roman" officeooo:rsid="0000e57f"/>
    </style:style>
    <style:style style:name="T46" style:family="text">
      <style:text-properties style:text-position="0% 100%" style:font-name="Times New Roman" officeooo:rsid="00215a13"/>
    </style:style>
    <style:style style:name="T47" style:family="text">
      <style:text-properties style:text-position="0% 100%" style:font-name="Times New Roman" officeooo:rsid="00349bbb"/>
    </style:style>
    <style:style style:name="T48" style:family="text">
      <style:text-properties style:text-position="0% 100%" style:font-name="Times New Roman" officeooo:rsid="00062ded"/>
    </style:style>
    <style:style style:name="T49" style:family="text">
      <style:text-properties style:text-position="0% 100%" style:font-name="Times New Roman" officeooo:rsid="003a2cdd"/>
    </style:style>
    <style:style style:name="T50" style:family="text">
      <style:text-properties style:text-position="0% 100%" style:font-name="Times New Roman" fo:language="en" fo:country="US" officeooo:rsid="00349bbb"/>
    </style:style>
    <style:style style:name="T51" style:family="text">
      <style:text-properties style:text-position="0% 100%" style:font-name="Times New Roman" fo:language="en" fo:country="US" officeooo:rsid="003a2393"/>
    </style:style>
    <style:style style:name="T52" style:family="text">
      <style:text-properties style:text-position="0% 100%" style:font-name="Times New Roman" fo:language="en" fo:country="US" officeooo:rsid="003b7331"/>
    </style:style>
    <style:style style:name="T53" style:family="text">
      <style:text-properties style:text-position="0% 100%" style:font-name="Times New Roman" officeooo:rsid="003c514b"/>
    </style:style>
    <style:style style:name="T54" style:family="text">
      <style:text-properties style:text-position="0% 100%" style:font-name="Times New Roman" officeooo:rsid="003e359e"/>
    </style:style>
    <style:style style:name="T55" style:family="text">
      <style:text-properties style:text-position="0% 100%" style:font-name="Times New Roman" officeooo:rsid="003fde89"/>
    </style:style>
    <style:style style:name="T56" style:family="text">
      <style:text-properties style:text-position="0% 100%" style:font-name="Times New Roman" officeooo:rsid="0044c0f2"/>
    </style:style>
    <style:style style:name="T57" style:family="text">
      <style:text-properties style:text-position="0% 100%" style:font-name="Times New Roman" officeooo:rsid="00468fad"/>
    </style:style>
    <style:style style:name="T58" style:family="text">
      <style:text-properties style:text-position="0% 100%" style:font-name="Times New Roman" officeooo:rsid="00476950"/>
    </style:style>
    <style:style style:name="T59" style:family="text">
      <style:text-properties style:text-position="0% 100%" style:font-name="Times New Roman" officeooo:rsid="004aa6ca"/>
    </style:style>
    <style:style style:name="T60" style:family="text">
      <style:text-properties style:text-position="0% 100%" style:font-name="Times New Roman" officeooo:rsid="004add97"/>
    </style:style>
    <style:style style:name="T61" style:family="text">
      <style:text-properties fo:language="cs" fo:country="CZ"/>
    </style:style>
    <style:style style:name="T62" style:family="text">
      <style:text-properties fo:language="en" fo:country="US"/>
    </style:style>
    <style:style style:name="T63" style:family="text">
      <style:text-properties fo:language="en" fo:country="US" officeooo:rsid="002f8680"/>
    </style:style>
    <style:style style:name="T64" style:family="text">
      <style:text-properties fo:language="en" fo:country="US" officeooo:rsid="003d9502"/>
    </style:style>
    <style:style style:name="T65" style:family="text">
      <style:text-properties officeooo:rsid="00349bbb"/>
    </style:style>
    <style:style style:name="T66" style:family="text">
      <style:text-properties officeooo:rsid="0035fc23"/>
    </style:style>
    <style:style style:name="T67" style:family="text">
      <style:text-properties officeooo:rsid="00373a10"/>
    </style:style>
    <style:style style:name="T68" style:family="text">
      <style:text-properties officeooo:rsid="003838b1"/>
    </style:style>
    <style:style style:name="T69" style:family="text">
      <style:text-properties officeooo:rsid="003d9502"/>
    </style:style>
    <style:style style:name="T70" style:family="text">
      <style:text-properties officeooo:rsid="003e359e"/>
    </style:style>
    <style:style style:name="T71" style:family="text">
      <style:text-properties officeooo:rsid="003f9715"/>
    </style:style>
    <style:style style:name="T72" style:family="text">
      <style:text-properties officeooo:rsid="0041a5fe"/>
    </style:style>
    <style:style style:name="T73" style:family="text">
      <style:text-properties officeooo:rsid="0042e49a"/>
    </style:style>
    <style:style style:name="T74" style:family="text">
      <style:text-properties officeooo:rsid="0044946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NeurIPS 2021 BEETL Competition</text:h>
      <text:h text:style-name="P21" text:outline-level="2">Benchmarks for EEG Transfer Learning</text:h>
      <text:p text:style-name="P6"><text:span text:style-name="T1">Michal Nahlik (</text:span><text:a xlink:type="simple" xlink:href="mailto:nahlik.michal@seznam.cz" text:style-name="Internet_20_link" text:visited-style-name="Visited_20_Internet_20_Link"><text:span text:style-name="T1">nahlik.michal@seznam.cz</text:span></text:a><text:span text:style-name="T1">)</text:span></text:p>
      <text:p text:style-name="P8"/>
      <text:p text:style-name="P8"/>
      <text:p text:style-name="P7"><text:span text:style-name="T2">Code: </text:span><text:a xlink:type="simple" xlink:href="https://github.com/michal-nahlik/neurips-beetl-2021" text:style-name="Internet_20_link" text:visited-style-name="Visited_20_Internet_20_Link"><text:span text:style-name="T3">https://github.com/michal-nahlik/neurips-beetl-2021</text:span></text:a></text:p>
      <text:h text:style-name="P23" text:outline-level="3">EEG transfer learning</text:h>
      <text:p text:style-name="P10">To test the possibility of general EEG transfer learning I implemented multi stage training pipeline and use<text:span text:style-name="T42">d</text:span> the same approach in Sleep and Motor imagery task. <text:span text:style-name="T42">Model is trained first only on source data and <text:s/>then source data is augmented with target data using mixup method. This allows the model to first learn useful features on source dataset and then adjust it to target data without loosing the learned knowledge. This can unfortunately lead to overfitting so various methods to prevent that are implemented.</text:span></text:p>
      <text:p text:style-name="P10"/>
      <text:p text:style-name="P11">Mixup augmentation is a method where two samples are combined together based given mixup rate</text:p>
      <text:p text:style-name="P12"><draw:frame draw:style-name="fr1" draw:name="Object1" text:anchor-type="as-char" svg:y="-0.152in" svg:width="2.2827in" svg:height="0.2126in" draw:z-index="0"><draw:object xlink:href="./Object 1" xlink:type="simple" xlink:show="embed" xlink:actuate="onLoad"/><draw:image xlink:href="./ObjectReplacements/Object 1" xlink:type="simple" xlink:show="embed" xlink:actuate="onLoad"/></draw:frame>,</text:p>
      <text:p text:style-name="P13">where S<text:span text:style-name="T43">1</text:span> is original sample, S<text:span text:style-name="T43">2</text:span> is sample that is going to be added to S<text:span text:style-name="T43">1</text:span>, and r<text:span text:style-name="T43">m</text:span> is a mixup rate. Based on the selection method of S<text:span text:style-name="T43">2</text:span> we can distinguish two types of mixup, supervised where S<text:span text:style-name="T43">2</text:span> is selected to have the same label as S<text:span text:style-name="T43">1</text:span> and unsupervised where the label of S<text:span text:style-name="T43">2</text:span> is unknown. Being able to adjust mixup rate allows us to ensure how much information of S<text:span text:style-name="T43">1</text:span> should be preserved and how much of S<text:span text:style-name="T43">2</text:span> information can be <text:span text:style-name="T61">inserted. </text:span></text:p>
      <text:p text:style-name="P25"/>
      <text:p text:style-name="P14"><text:span text:style-name="T61">Training is done in </text:span><text:span text:style-name="T62">3 stages:</text:span></text:p>
      <text:list xml:id="list2265661719" text:style-name="L1">
        <text:list-item>
          <text:p text:style-name="P26"><text:span text:style-name="T64">Phase 1 (base) - </text:span><text:span text:style-name="T63">t</text:span><text:span text:style-name="T62">rain on source data only</text:span></text:p>
        </text:list-item>
        <text:list-item>
          <text:p text:style-name="P29"><text:span text:style-name="T20">Phase 2 (mixup) - </text:span><text:span text:style-name="T12">t</text:span><text:span text:style-name="T13">rain on source data with supervised mixup using given target data </text:span><text:span text:style-name="T12">(samples are selected to have same labels) and higher mixup rate (random for each sample with value up to 0.6)</text:span></text:p>
        </text:list-item>
        <text:list-item>
          <text:p text:style-name="P26"><text:span text:style-name="T64">Phase 3 (mixup_finetuned) - </text:span><text:span text:style-name="T63">t</text:span><text:span text:style-name="T62">rain on source </text:span><text:span text:style-name="T63">and target </text:span><text:span text:style-name="T62">data, source data </text:span><text:span text:style-name="T63">samples </text:span><text:span text:style-name="T62">are mixed up in unsupervised way </text:span><text:span text:style-name="T63">using lower mixup rate (random for each sample with maximum value 0.4)</text:span></text:p>
        </text:list-item>
      </text:list>
      <text:p text:style-name="P27"/>
      <text:p text:style-name="P15"><text:span text:style-name="T14">Using supervised mixup with higher mixup rate will allow the model to learn features from target data correctly for each class, </text:span><text:span text:style-name="T15">w</text:span><text:span text:style-name="T14">hile unsupervised mixup with lower maximum mixup rate transforms the source samples to resemble target data without losing </text:span><text:span text:style-name="T15">important</text:span><text:span text:style-name="T14"> information </text:span><text:span text:style-name="T15">needed for correct classification</text:span><text:span text:style-name="T14">. </text:span><text:span text:style-name="T15">This approach allows the model to learn, generalize and adjust to target dataset even though the number of labeled target sample is low and </text:span><text:span text:style-name="T18">to </text:span><text:span text:style-name="T15">take advantage of unlabeled target data </text:span><text:span text:style-name="T16">to gain additional knowledge </text:span><text:span text:style-name="T18">and expand samples available for training</text:span><text:span text:style-name="T16">. </text:span><text:span text:style-name="T19">M</text:span><text:span text:style-name="T17">ethods like </text:span><text:span text:style-name="T10">Virtual Adversarial Training </text:span><text:span text:style-name="T38"><text:bookmark-ref text:reference-format="number-all-superior" text:ref-name="__RefNumPara__1970_2633125309">[1]</text:bookmark-ref></text:span><text:span text:style-name="T38"><text:bookmark-ref text:reference-format="number-all-superior" text:ref-name="__RefNumPara__1972_2633125309">[2]</text:bookmark-ref></text:span><text:span text:style-name="T45">, </text:span><text:span text:style-name="T47">label smoothing, random noise augmentation, batch normalization and weight normalization </text:span><text:span text:style-name="T37"><text:bookmark-ref text:reference-format="number-all-superior" text:ref-name="__RefNumPara__1974_2633125309">[4]</text:bookmark-ref></text:span><text:span text:style-name="T47"><text:s/>are used </text:span><text:span text:style-name="T49">to </text:span><text:span text:style-name="T51">further lower the chances of </text:span><text:span text:style-name="T50">overfitting </text:span><text:span text:style-name="T52">and help model generalization.</text:span></text:p>
      <text:p text:style-name="P30"/>
      <text:p text:style-name="P31"/>
      <text:p text:style-name="P19"><text:span text:style-name="T47">Common settings </text:span><text:span text:style-name="T53">of</text:span><text:span text:style-name="T47"> training pipeline </text:span><text:span text:style-name="T53">(for both tasks)</text:span><text:span text:style-name="T47">:</text:span></text:p>
      <text:list xml:id="list3745767328" text:style-name="L2">
        <text:list-item>
          <text:p text:style-name="P32">Optimizer: AdamW (weight_decay=5e-4)</text:p>
        </text:list-item>
        <text:list-item>
          <text:p text:style-name="P34"><text:span text:style-name="T47">Loss: </text:span><text:span text:style-name="T48">Focal loss </text:span><text:span text:style-name="T36"><text:bookmark-ref text:reference-format="number-all-superior" text:ref-name="__RefNumPara__1968_2633125309">[3]</text:bookmark-ref></text:span><text:span text:style-name="T36"><text:s/></text:span><text:span text:style-name="T48">with label smoothing, </text:span><text:span text:style-name="T45">Virtual Adversarial Training </text:span><text:span text:style-name="T38"><text:bookmark-ref text:reference-format="number-all-superior" text:ref-name="__RefNumPara__1970_2633125309">[1]</text:bookmark-ref></text:span><text:span text:style-name="T38"><text:bookmark-ref text:reference-format="number-all-superior" text:ref-name="__RefNumPara__1972_2633125309">[2]</text:bookmark-ref></text:span><text:span text:style-name="T38"><text:s/></text:span><text:span text:style-name="T46">(implementation from: </text:span><text:a xlink:type="simple" xlink:href="https://github.com/lyakaap/VAT-pytorch" text:style-name="Internet_20_link" text:visited-style-name="Visited_20_Internet_20_Link"><text:span text:style-name="T45">https://github.com/lyakaap/VAT-pytorch</text:span></text:a><text:span text:style-name="T46">)</text:span></text:p>
        </text:list-item>
        <text:list-item>
          <text:p text:style-name="P34"><text:span text:style-name="T4">A</text:span><text:span text:style-name="T21">ugmentations: </text:span><text:span text:style-name="T6">Random noise</text:span></text:p>
        </text:list-item>
        <text:list-item>
          <text:p text:style-name="P34"><text:span text:style-name="T6">Weight normalization </text:span><text:span text:style-name="T5">of linear layers </text:span><text:span text:style-name="T37"><text:bookmark-ref text:reference-format="number-all-superior" text:ref-name="__RefNumPara__1974_2633125309">[4]</text:bookmark-ref></text:span></text:p>
        </text:list-item>
        <text:list-item>
          <text:p text:style-name="P33">Data normalization using standard scaling</text:p>
        </text:list-item>
        <text:list-item>
          <text:p text:style-name="P35"><text:span text:style-name="T44">Trained two models with different seeds </text:span><text:span text:style-name="T55">(42, 2021)</text:span><text:span text:style-name="T44">, average output </text:span><text:span text:style-name="T53">is used </text:span><text:span text:style-name="T44">as final prediction</text:span></text:p>
        </text:list-item>
      </text:list>
      <text:h text:style-name="P23" text:outline-level="3">Sleep <text:span text:style-name="T67">task</text:span></text:h>
      <text:p text:style-name="P2"><text:span text:style-name="T6">Data </text:span><text:span text:style-name="T21">preprocessing: standard scaling base on mean and standard deviation calculated over all values in source dataset. These values are then used to scale also target and test </text:span><text:span text:style-name="T22">samples.</text:span></text:p>
      <text:p text:style-name="P3"><text:span text:style-name="T22">M</text:span><text:span text:style-name="T23">odel: inspired by Multi-Resolution CNN proposed by Eldele et al 2021 </text:span><text:span text:style-name="T39"><text:bookmark-ref text:reference-format="number-all-superior" text:ref-name="__RefNumPara__2412_2633125309">[5]</text:bookmark-ref></text:span><text:span text:style-name="T54">, used with modifications to activation function, number of layers, kernel sizes etc.</text:span></text:p>
      <text:p text:style-name="Standard">Dataset setup:</text:p>
      <text:list xml:id="list1435114963" text:style-name="L3">
        <text:list-item>
          <text:p text:style-name="P36"><text:span text:style-name="T65">Source dataset: </text:span><text:span text:style-name="T66">source dataset</text:span></text:p>
        </text:list-item>
        <text:list-item>
          <text:p text:style-name="P36">Target dataset: target data from leaderboard testing phase and final phase</text:p>
        </text:list-item>
        <text:list-item>
          <text:p text:style-name="P36">Unsupervised mixup data: final phase test data</text:p>
        </text:list-item>
      </text:list>
      <text:p text:style-name="Standard"/>
      <text:p text:style-name="Standard">Training setup:</text:p>
      <text:list xml:id="list717264875" text:style-name="L4">
        <text:list-item>
          <text:p text:style-name="P38"><text:span text:style-name="T70">Phase</text:span> 1<text:span text:style-name="T71"> – </text:span>5 epochs, OneCycleLR <text:span text:style-name="T69">scheduler, learning rate 0.001</text:span></text:p>
        </text:list-item>
        <text:list-item>
          <text:p text:style-name="P39"><text:span text:style-name="T70">Phase</text:span> <text:span text:style-name="T70">2</text:span><text:span text:style-name="T71"> – 10</text:span> epochs, <text:span text:style-name="T71">no </text:span><text:span text:style-name="T69">scheduler, learning rate 0.00</text:span><text:span text:style-name="T71">0</text:span><text:span text:style-name="T69">1, </text:span><text:span text:style-name="T71">supervised mixup using target data with maximum mixup rate 0.6</text:span></text:p>
        </text:list-item>
        <text:list-item>
          <text:p text:style-name="P40"><text:span text:style-name="T71">Phase 3 – 20 epochs, OneCycleLR </text:span><text:span text:style-name="T69">scheduler, learning rate 0.001, </text:span><text:span text:style-name="T71">unsupervised mixup using test data with maximup mixup rate 0.4, WeightedRandomSampler with 0.75 sample weight on target samples and 0.25 for source samples</text:span><text:span text:style-name="T27"> </text:span><text:span text:style-name="T28">and sample rate 0.5</text:span></text:p>
        </text:list-item>
      </text:list>
      <text:p text:style-name="P18"/>
      <text:h text:style-name="P23" text:outline-level="3">Motor imagery <text:span text:style-name="T68">task</text:span></text:h>
      <text:p text:style-name="P1"><text:span text:style-name="T72">External s</text:span>ource data<text:span text:style-name="T32">set</text:span><text:span text:style-name="T72">s</text:span><text:span text:style-name="T32">: Cho2017 (subjects 1-8), PhysionetMI (subjects 1-14), BNCI2014001 (subjects 1-8)</text:span></text:p>
      <text:p text:style-name="P1">Data preprocessing: resampled to 100 Hz, band-pass filter for <text:span text:style-name="T72">f</text:span>requencies 4<text:span text:style-name="T72"> – </text:span>30 Hz, <text:span text:style-name="T72">standard scale each session using mean and standart deviation from all samples in the session, use only common channels (17), relabel to 3 classes</text:span></text:p>
      <text:p text:style-name="P5"><text:span text:style-name="T6">Model: </text:span><text:span text:style-name="T24">improved </text:span><text:span text:style-name="T7">base EEGShallowClassifier</text:span><text:span text:style-name="T40"><text:bookmark-ref text:reference-format="number-all-superior" text:ref-name="__RefNumPara__2488_2633125309">[6]</text:bookmark-ref></text:span><text:span text:style-name="T40"> </text:span><text:span text:style-name="T7"><text:s/></text:span><text:span text:style-name="T24">with attention module proposed by </text:span><text:span text:style-name="T34">Liu et al 2020</text:span><text:span text:style-name="T35"><text:bookmark-ref text:reference-format="number-all-superior" text:ref-name="__RefNumPara__2491_2633125309">[7]</text:bookmark-ref></text:span><text:span text:style-name="T35"> </text:span><text:span text:style-name="T34"><text:s text:c="2"/></text:span><text:span text:style-name="T24"><text:s/></text:span><text:span text:style-name="T7">(</text:span><text:span text:style-name="T11">implementation from: </text:span><text:a xlink:type="simple" xlink:href="https://github.com/Shenyonglong/Spatial-Temporal-attention-/tree/master/models" text:style-name="Internet_20_link" text:visited-style-name="Visited_20_Internet_20_Link"><text:span text:style-name="T25">https://github.com/Shenyonglong/Spatial-Temporal-attention-/tree/master/models</text:span></text:a><text:span text:style-name="T7">), </text:span><text:span text:style-name="T24">added </text:span><text:span text:style-name="T9">batch normalization after every convolution, </text:span><text:span text:style-name="T30">increased</text:span><text:span text:style-name="T24"> number of filters (</text:span><text:span text:style-name="T7">n_filters_time=64, </text:span><text:span text:style-name="T9">n</text:span><text:span text:style-name="T7">_filters_spat=64</text:span><text:span text:style-name="T24">) and replac</text:span><text:span text:style-name="T30">ed</text:span><text:span text:style-name="T24"> EEGClassifier by Linear layer with weight normalization</text:span></text:p>
      <text:p text:style-name="P16">Dataset setup:</text:p>
      <text:list xml:id="list61036435695369" text:continue-list="list1435114963" text:style-name="L3">
        <text:list-item>
          <text:p text:style-name="P37"><text:span text:style-name="T65">Source dataset: </text:span><text:span text:style-name="T72">external </text:span><text:span text:style-name="T66">source dataset</text:span><text:span text:style-name="T72">s, </text:span><text:span text:style-name="T73">target dataset A and B from leaderboard phase</text:span></text:p>
        </text:list-item>
        <text:list-item>
          <text:p text:style-name="P37">Target dataset: <text:span text:style-name="T73">final target dataset A and B</text:span></text:p>
        </text:list-item>
        <text:list-item>
          <text:p text:style-name="P37"><text:span text:style-name="T25">Unsupervised mixup data: </text:span><text:span text:style-name="T26">leaderboard and final test data for dataset A and B</text:span></text:p>
        </text:list-item>
      </text:list>
      <text:p text:style-name="P9"/>
      <text:p text:style-name="P17"><text:soft-page-break/>Training setup:</text:p>
      <text:list xml:id="list61035720228599" text:continue-list="list717264875" text:style-name="L4">
        <text:list-item>
          <text:p text:style-name="P40"><text:span text:style-name="T70">Phase</text:span> 1<text:span text:style-name="T71"> – </text:span><text:span text:style-name="T74">10</text:span> epochs, OneCycleLR <text:span text:style-name="T69">scheduler, learning rate 0.001, </text:span><text:span text:style-name="T27">WeightedRandomSampler with 0.75 sample weight on </text:span><text:span text:style-name="T28">leaderboard </text:span><text:span text:style-name="T27">target samples and 0.25 for </text:span><text:span text:style-name="T28">external </text:span><text:span text:style-name="T27">source samples</text:span></text:p>
        </text:list-item>
        <text:list-item>
          <text:p text:style-name="P40"><text:span text:style-name="T70">Phase</text:span> <text:span text:style-name="T70">2</text:span><text:span text:style-name="T71"> – 10</text:span> epochs, <text:span text:style-name="T71">no </text:span><text:span text:style-name="T69">scheduler, learning rate 0.001, </text:span><text:span text:style-name="T71">supervised mixup using target data with maximum mixup rate 0.6</text:span></text:p>
        </text:list-item>
        <text:list-item>
          <text:p text:style-name="P28"><text:span text:style-name="T71">Phase 3 – 20 epochs, OneCycleLR </text:span><text:span text:style-name="T69">scheduler, learning rate 0.001, </text:span><text:span text:style-name="T71">unsupervised mixup using test data with maximup mixup rate 0.4, WeightedRandomSampler with 0.75 sample weight on target samples and 0.25 for source samples </text:span><text:span text:style-name="T74">and sample rate 0.5</text:span></text:p>
        </text:list-item>
      </text:list>
      <text:p text:style-name="P9"/>
      <text:h text:style-name="P24" text:outline-level="3">Discussion</text:h>
      <text:p text:style-name="P4"><text:span text:style-name="T29">I implemented several methods for transfer and semi-supervised learning including Mean Teacher</text:span><text:span text:style-name="T41"><text:bookmark-ref text:reference-format="number-all-superior" text:ref-name="__RefNumPara__2588_2633125309">[8]</text:bookmark-ref></text:span><text:span text:style-name="T41"> </text:span><text:span text:style-name="T56">and Deep Adaptation Networks</text:span><text:span text:style-name="T41"><text:bookmark-ref text:reference-format="number-all-superior" text:ref-name="__RefNumPara__2590_2633125309">[9]</text:bookmark-ref></text:span><text:span text:style-name="T56"> but proposed approach of multistage training with mixup and </text:span><text:span text:style-name="T45">Virtual Adversarial Training </text:span><text:span text:style-name="T38"><text:bookmark-ref text:reference-format="number-all-superior" text:ref-name="__RefNumPara__1970_2633125309">[1]</text:bookmark-ref></text:span><text:span text:style-name="T38"><text:bookmark-ref text:reference-format="number-all-superior" text:ref-name="__RefNumPara__1972_2633125309">[2]</text:bookmark-ref></text:span><text:span text:style-name="T45"><text:s/></text:span><text:span text:style-name="T56">provided best results in both tasks. I focused mainly on Sleep task </text:span><text:span text:style-name="T57">where I was able to get a good base solution even without transfer learning and proposed method improved the results significantly. My </text:span><text:span text:style-name="T59">base </text:span><text:span text:style-name="T57">results in Motor imagery were not as good but still proposed training method gave a decent improvement. Another important parts of the solution are standard scaling of samples and heavy use of batch normalization which allows the model to learn even on samples from different datasets. I tested </text:span><text:span text:style-name="T60">also </text:span><text:span text:style-name="T57">other </text:span><text:span text:style-name="T58">preprocessing</text:span><text:span text:style-name="T57"> methods like robust scaler or quantile transformation but standard scaler </text:span><text:span text:style-name="T60">lead to the best results.</text:span></text:p>
      <text:p text:style-name="P9"/>
      <text:p text:style-name="P9"/>
      <text:h text:style-name="P22" text:outline-level="2">Bibliography</text:h>
      <text:list xml:id="list3341467586" text:style-name="L5">
        <text:list-item>
          <text:p text:style-name="P41"><text:bookmark-start text:name="__RefNumPara__1970_2633125309"/><text:span text:style-name="T33">Takeru Miyato, Shin-ichi Maeda, Masanori Koyama, Ken Nakae, &amp; Shin Ishii. (2016). Distributional Smoothing with Virtual Adversarial Training.</text:span> <text:bookmark-end text:name="__RefNumPara__1970_2633125309"/></text:p>
        </text:list-item>
        <text:list-item>
          <text:p text:style-name="P41"><text:bookmark-start text:name="__RefNumPara__1972_2633125309"/><text:span text:style-name="T33">Takeru Miyato, Shin-ichi Maeda, Masanori Koyama, &amp; Shin Ishii. (2018). Virtual Adversarial Training: A Regularization Method for Supervised and Semi-Supervised Learning.</text:span> <text:bookmark-end text:name="__RefNumPara__1972_2633125309"/></text:p>
        </text:list-item>
        <text:list-item>
          <text:p text:style-name="P42"><text:bookmark-start text:name="__RefNumPara__1968_2633125309"/>Tsung-Yi Lin, Priya Goyal, Ross Girshick, Kaiming He, &amp; Piotr Dollár. (2018). Focal Loss for Dense Object Detection.<text:bookmark-end text:name="__RefNumPara__1968_2633125309"/></text:p>
        </text:list-item>
        <text:list-item>
          <text:p text:style-name="P43"><text:bookmark-start text:name="__RefNumPara__1974_2633125309"/>Tim Salimans, &amp; Diederik P. Kingma. (2016). Weight Normalization: A Simple Reparameterization to Accelerate Training of Deep Neural Networks.<text:bookmark-end text:name="__RefNumPara__1974_2633125309"/></text:p>
        </text:list-item>
        <text:list-item>
          <text:p text:style-name="P44"><text:bookmark-start text:name="__RefNumPara__2412_2633125309"/><text:span text:style-name="T1">Eldele, E., Chen, Z., Liu, C., Wu, M., Kwoh, C.K., Li, X., &amp; Guan, C. (2021). An Attention-Based Deep Learning Approach for Sleep Stage Classification With Single-Channel EEG</text:span><text:span text:style-name="Emphasis"><text:span text:style-name="T8">. IEEE Transactions on Neural Systems and Rehabilitation Engineering, 29, 809-818.</text:span></text:span><text:span text:style-name="T1"> </text:span><text:bookmark-end text:name="__RefNumPara__2412_2633125309"/></text:p>
        </text:list-item>
        <text:list-item>
          <text:p text:style-name="P44"><text:bookmark-start text:name="__RefNumPara__2488_2633125309"/><text:span text:style-name="T1">Schirrmeister, R., Springenberg, J., Fiederer, L., Glasstetter, M., Eggensperger, K., Tangermann, M., Hutter, F., Burgard, W., &amp; Ball, T. (2017). Deep learning with convolutional neural networks for EEG decoding and visualization</text:span><text:span text:style-name="Emphasis"><text:span text:style-name="T8">. Human Brain Mapping, 38(11), 5391–5420.</text:span></text:span><text:span text:style-name="T1"> </text:span><text:bookmark-end text:name="__RefNumPara__2488_2633125309"/></text:p>
        </text:list-item>
        <text:list-item>
          <text:p text:style-name="P45"><text:bookmark-start text:name="__RefNumPara__2491_2633125309"/><text:span text:style-name="T1">Liu, X., Shen, Y., Liu, J., Yang, J., Xiong, P., &amp; Lin, F. (2020). Parallel Spatial–Temporal Self-Attention CNN-Based Motor Imagery Classification for BCI</text:span><text:span text:style-name="Emphasis"><text:span text:style-name="T8">. Frontiers in Neuroscience, 14, 1157.</text:span></text:span><text:bookmark-end text:name="__RefNumPara__2491_2633125309"/></text:p>
        </text:list-item>
        <text:list-item>
          <text:p text:style-name="P45"><text:bookmark-start text:name="__RefNumPara__2588_2633125309"/><text:span text:style-name="Emphasis"><text:span text:style-name="T31">Antti Tarvainen, &amp; Harri Valpola. (2018). Mean teachers are better role models: Weight-averaged consistency targets improve semi-supervised deep learning results.</text:span></text:span><text:bookmark-end text:name="__RefNumPara__2588_2633125309"/></text:p>
        </text:list-item>
        <text:list-item>
          <text:p text:style-name="P45"><text:bookmark-start text:name="__RefNumPara__2590_2633125309"/><text:span text:style-name="Emphasis"><text:span text:style-name="T31">Mingsheng Long, Yue Cao, Jianmin Wang, &amp; Michael I. Jordan. (2015). Learning Transferable Features with Deep Adaptation Networks.<text:line-break/><text:line-break/></text:span></text:span><text:span text:style-name="Emphasis"><text:span text:style-name="T8"><text:line-break/><text:line-break/></text:span></text:span><text:bookmark-end text:name="__RefNumPara__2590_2633125309"/></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Poppins-Regular" svg:font-family="Poppins-Regular,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3" number:min-decimal-places="3" number:min-integer-digits="1"/>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5T18:00:37.402000000</meta:creation-date>
    <dc:date>2021-10-09T01:25:13.932000000</dc:date>
    <meta:editing-duration>PT10H46M38S</meta:editing-duration>
    <meta:editing-cycles>55</meta:editing-cycles>
    <meta:generator>LibreOffice/7.0.0.3$Windows_X86_64 LibreOffice_project/8061b3e9204bef6b321a21033174034a5e2ea88e</meta:generator>
    <meta:document-statistic meta:table-count="0" meta:image-count="0" meta:object-count="1" meta:page-count="4" meta:paragraph-count="56" meta:word-count="1183" meta:character-count="7867" meta:non-whitespace-character-count="6751"/>
  </office:meta>
</office:document-meta>
</file>

<file path=Object 1/content.xml><?xml version="1.0" encoding="utf-8"?>
<math xmlns="http://www.w3.org/1998/Math/MathML" display="block">
  <semantics>
    <mrow>
      <mi>f</mi>
      <mrow>
        <mrow>
          <mo fence="true" stretchy="false">(</mo>
          <mrow>
            <mrow>
              <msub>
                <mi>S</mi>
                <mn>1</mn>
              </msub>
              <mi>,</mi>
              <msub>
                <mi>S</mi>
                <mn>2</mn>
              </msub>
              <mi>,</mi>
              <msub>
                <mi>r</mi>
                <mi>m</mi>
              </msub>
            </mrow>
          </mrow>
          <mo fence="true" stretchy="false">)</mo>
        </mrow>
        <mo stretchy="false">=</mo>
        <mrow>
          <mrow>
            <msub>
              <mi>S</mi>
              <mn>1</mn>
            </msub>
            <mo stretchy="false">∗</mo>
            <mrow>
              <mo fence="true" stretchy="false">(</mo>
              <mrow>
                <mrow>
                  <mn>1</mn>
                  <mo stretchy="false">−</mo>
                  <msub>
                    <mi>r</mi>
                    <mi>m</mi>
                  </msub>
                </mrow>
              </mrow>
              <mo fence="true" stretchy="false">)</mo>
            </mrow>
          </mrow>
          <mo stretchy="false">+</mo>
          <mrow>
            <msub>
              <mi>S</mi>
              <mn>2</mn>
            </msub>
            <mo stretchy="false">∗</mo>
            <msub>
              <mi>r</mi>
              <mi>m</mi>
            </msub>
          </mrow>
        </mrow>
      </mrow>
    </mrow>
    <annotation encoding="StarMath 5.0">f(S_{1}, S_{2}, r_m) = S_{ 1 }*( 1-r_m ) + S_{ 2 }*r_m</annotation>
  </semantics>
</math>
</file>